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50a" officeooo:paragraph-rsid="0010a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11:42.507555740</meta:creation-date>
    <dc:date>2019-01-07T19:12:01.700410578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1.2.1$Linux_X86_64 LibreOffice_project/10$Build-1</meta:generator>
  </office:meta>
</office:document-meta>
</file>